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1" style:family="table-row">
      <style:table-row-properties style:min-row-height="0.209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" style:parent-style-name="Fuentedepárrafopredeter." style:family="text">
      <style:text-properties fo:color="#000000" style:rfc-language-tag-asian="es-ES_tradnl" style:language-asian="es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color="#000000" style:rfc-language-tag-asian="es-ES_tradnl" style:language-asian="es"/>
    </style:style>
    <style:style style:name="TableRow60" style:family="table-row">
      <style:table-row-properties style:min-row-height="0.209in" style:use-optimal-row-height="false"/>
    </style:style>
    <style:style style:name="TableCell6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5" style:family="table-row">
      <style:table-row-properties style:min-row-height="0.8548in" style:use-optimal-row-height="false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" style:parent-style-name="Normal" style:family="paragraph">
      <style:text-properties fo:color="#000000" style:rfc-language-tag-asian="es-ES_tradnl" style:language-asian="es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" style:parent-style-name="Normal" style:family="paragraph">
      <style:text-properties fo:color="#000000" style:rfc-language-tag-asian="es-ES_tradnl" style:language-asian="es"/>
    </style:style>
    <style:style style:name="TableRow70" style:family="table-row">
      <style:table-row-properties style:min-row-height="0.259in" style:use-optimal-row-height="false"/>
    </style:style>
    <style:style style:name="TableCell7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" style:parent-style-name="Normal" style:family="paragraph">
      <style:text-properties fo:color="#000000" style:rfc-language-tag-asian="es-ES_tradnl" style:language-asian="es"/>
    </style:style>
    <style:style style:name="TableRow75" style:family="table-row">
      <style:table-row-properties style:min-row-height="0.2826in" style:use-optimal-row-height="false"/>
    </style:style>
    <style:style style:name="TableCell7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" style:parent-style-name="Normal" style:family="paragraph">
      <style:text-properties fo:color="#000000" style:rfc-language-tag-asian="es-ES_tradnl" style:language-asian="es"/>
    </style:style>
    <style:style style:name="TableRow80" style:family="table-row">
      <style:table-row-properties style:min-row-height="0.2875in" style:use-optimal-row-height="false"/>
    </style:style>
    <style:style style:name="TableCell8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/>
    </style:style>
    <style:style style:name="T85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6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Planificación_del_cambio"/><text:bookmark-end text:name="_Planificación_del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Más miembros en los grupos</text:span></text:p>
          </table:table-cell>
          <table:covered-table-cell/>
          <table:covered-table-cell/>
          <table:table-cell table:style-name="TableCell30">
            <text:p text:style-name="P31"><text:span text:style-name="T32">SolCmb-0006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Se propone permitir el soporte a un gran número de usuarios en un mismo grupo de cara a creación de agrupaciones de gasto para la organización de actividades en viajes con muchos integra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Departamento:</text:p>
          </table:table-cell>
          <table:table-cell table:style-name="TableCell54" table:number-columns-spanned="2">
            <text:p text:style-name="Normal"><text:span text:style-name="T55">Chat y grupos</text:span></text:p>
          </table:table-cell>
          <table:covered-table-cell/>
          <table:table-cell table:style-name="TableCell56">
            <text:p text:style-name="P57">Contacto Dpto.:</text:p>
          </table:table-cell>
          <table:table-cell table:style-name="TableCell58" table:number-columns-spanned="2">
            <text:p text:style-name="P59">chatygrupos@capp.es</text:p>
          </table:table-cell>
          <table:covered-table-cell/>
        </table:table-row>
        <table:table-row table:style-name="TableRow60">
          <table:table-cell table:style-name="TableCell61" table:number-columns-spanned="3">
            <text:p text:style-name="P62">Plazo:</text:p>
          </table:table-cell>
          <table:covered-table-cell/>
          <table:covered-table-cell/>
          <table:table-cell table:style-name="TableCell63" table:number-columns-spanned="3">
            <text:p text:style-name="P64">Personal responsable: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P67">18/03/2024 – 21/03/2024</text:p>
          </table:table-cell>
          <table:covered-table-cell/>
          <table:covered-table-cell/>
          <table:table-cell table:style-name="TableCell68" table:number-columns-spanned="3">
            <text:p text:style-name="P69">A.G.F</text:p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3">
            <text:p text:style-name="P72">Estado:</text:p>
          </table:table-cell>
          <table:covered-table-cell/>
          <table:covered-table-cell/>
          <table:table-cell table:style-name="TableCell73" table:number-columns-spanned="3">
            <text:p text:style-name="P74">Aceptado y en ejecución</text:p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3">
            <text:p text:style-name="P77">Estimación del coste temporal:</text:p>
          </table:table-cell>
          <table:covered-table-cell/>
          <table:covered-table-cell/>
          <table:table-cell table:style-name="TableCell78" table:number-columns-spanned="3">
            <text:p text:style-name="P79">3,2 jornadas</text:p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3">
            <text:p text:style-name="P82">Prioridad (Rodear una):</text:p>
          </table:table-cell>
          <table:covered-table-cell/>
          <table:covered-table-cell/>
          <table:table-cell table:style-name="TableCell83" table:number-columns-spanned="3">
            <text:p text:style-name="P84"><text:span text:style-name="T85"><draw:frame draw:z-index="251659264" draw:id="id0" draw:style-name="a0" draw:name="Entrada de lápiz 5" text:anchor-type="paragraph" svg:x="0.5125in" svg:y="-0.06528in" svg:width="0.69028in" svg:height="0.32361in" style:rel-width="scale" style:rel-height="scale"><draw:image xlink:href="media/image1.png" xlink:type="simple" xlink:show="embed" xlink:actuate="onLoad"/><svg:title/><svg:desc/></draw:frame></text:span><text:span text:style-name="T86">1. Alta <text:s text:c="3"/>2. Media <text:s text:c="3"/>3. Baja</text:span>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5T19:17:00Z</dc:date>
    <meta:template xlink:href="Normal.dotm" xlink:type="simple"/>
    <meta:editing-cycles>1</meta:editing-cycles>
    <meta:editing-duration>PT240S</meta:editing-duration>
    <meta:document-statistic meta:page-count="1" meta:paragraph-count="1" meta:word-count="114" meta:character-count="744" meta:row-count="5" meta:non-whitespace-character-count="631"/>
  </office:meta>
</office:document-meta>
</file>